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1cm"/>
    </style:style>
    <style:style style:name="co2" style:family="table-column">
      <style:table-column-properties fo:break-before="auto" style:column-width="16.455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4c4c4c"/>
      <style:text-properties fo:color="#ffffff" fo:language="en" fo:country="US"/>
      <style:map style:condition="is-true-formula([$Arkusz1.$C$17] = #nazwa?[.D$17])" style:apply-style-name="Urgent" style:base-cell-address="Arkusz1.A12"/>
    </style:style>
    <style:style style:name="ce2" style:family="table-cell" style:parent-style-name="Default">
      <style:text-properties fo:language="en" fo:country="US" fo:font-weight="bold" style:font-weight-asian="bold" style:font-weight-complex="bold"/>
      <style:map style:condition="is-true-formula([$Arkusz1.$C$17] = #nazwa?[.D$17])" style:apply-style-name="Urgent" style:base-cell-address="Arkusz1.A12"/>
    </style:style>
    <style:style style:name="ce3" style:family="table-cell" style:parent-style-name="Default">
      <style:text-properties fo:language="en" fo:country="US"/>
      <style:map style:condition="is-true-formula([$Arkusz1.$C$17] = #nazwa?[.D$17])" style:apply-style-name="Urgent" style:base-cell-address="Arkusz1.A12"/>
    </style:style>
    <style:style style:name="ce4" style:family="table-cell" style:parent-style-name="Urgent">
      <style:table-cell-properties fo:background-color="transparent"/>
      <style:map style:condition="is-true-formula([$Arkusz1.$C$17] = #nazwa?[.D$17])" style:apply-style-name="Urgent" style:base-cell-address="Arkusz1.A13"/>
    </style:style>
    <style:style style:name="ce5" style:family="table-cell" style:parent-style-name="Default">
      <style:table-cell-properties fo:background-color="#ffff00"/>
      <style:text-properties fo:language="en" fo:country="US"/>
      <style:map style:condition="is-true-formula([$Arkusz1.$C$17] = #nazwa?[.D$17])" style:apply-style-name="Urgent" style:base-cell-address="Arkusz1.A12"/>
    </style:style>
    <style:style style:name="ce6" style:family="table-cell" style:parent-style-name="Default">
      <style:table-cell-properties fo:background-color="transparent"/>
      <style:text-properties fo:language="en" fo:country="US" fo:font-weight="bold" style:font-weight-asian="bold" style:font-weight-complex="bold"/>
      <style:map style:condition="is-true-formula([$Arkusz1.$C$17] = #nazwa?[.D$17])" style:apply-style-name="Urgent" style:base-cell-address="Arkusz1.A12"/>
    </style:style>
    <style:style style:name="ce7" style:family="table-cell" style:parent-style-name="Default">
      <style:table-cell-properties fo:background-color="transparent"/>
      <style:text-properties fo:language="en" fo:country="US" fo:font-weight="normal" style:font-weight-asian="normal" style:font-weight-complex="normal"/>
      <style:map style:condition="is-true-formula([$Arkusz1.$C$17] = #nazwa?[.D$17])" style:apply-style-name="Urgent" style:base-cell-address="Arkusz1.A12"/>
    </style:style>
    <style:style style:name="ce8" style:family="table-cell" style:parent-style-name="Default">
      <style:table-cell-properties fo:background-color="#ffff00"/>
      <style:text-properties fo:language="en" fo:country="US" fo:font-weight="normal" style:font-weight-asian="normal" style:font-weight-complex="normal"/>
      <style:map style:condition="is-true-formula([$Arkusz1.$C$17] = #nazwa?[.D$17])" style:apply-style-name="Urgent" style:base-cell-address="Arkusz1.A12"/>
    </style:style>
    <style:style style:name="ce9" style:family="table-cell" style:parent-style-name="Default">
      <style:text-properties fo:language="en" fo:country="US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  <style:text-properties fo:language="en" fo:country="US"/>
      <style:map style:condition="is-true-formula([$Arkusz1.$C$17] = #nazwa?[.D$17])" style:apply-style-name="Urgent" style:base-cell-address="Arkusz1.A12"/>
    </style:style>
    <style:style style:name="ce13" style:family="table-cell" style:parent-style-name="Default">
      <style:table-cell-properties fo:background-color="#4c4c4c"/>
      <style:text-properties fo:color="#ffffff" fo:language="en" fo:country="US"/>
    </style:style>
    <style:style style:name="ce14" style:family="table-cell" style:parent-style-name="Default" style:data-style-name="N36">
      <style:text-properties fo:language="en" fo:country="US"/>
    </style:style>
    <style:style style:name="ce15" style:family="table-cell" style:parent-style-name="Default">
      <style:table-cell-properties fo:background-color="#4c4c4c"/>
      <style:text-properties fo:color="#ffffff" fo:language="en" fo:country="US"/>
      <style:map style:condition="cell-content()=[$Arkusz1.$C$17]" style:apply-style-name="Urgent" style:base-cell-address="Arkusz1.D12"/>
    </style:style>
    <style:style style:name="ce16" style:family="table-cell" style:parent-style-name="Default">
      <style:text-properties fo:language="en" fo:country="US"/>
      <style:map style:condition="cell-content()=[$Arkusz1.$C$17]" style:apply-style-name="Urgent" style:base-cell-address="Arkusz1.D12"/>
    </style:style>
    <style:style style:name="ce17" style:family="table-cell" style:parent-style-name="Default">
      <style:map style:condition="cell-content()=[$Arkusz1.$C$17]" style:apply-style-name="Urgent" style:base-cell-address="Arkusz1.D12"/>
    </style:style>
    <style:style style:name="ce18" style:family="table-cell" style:parent-style-name="Default" style:data-style-name="N36">
      <style:text-properties fo:language="en" fo:country="US"/>
      <style:map style:condition="cell-content()=[$Arkusz1.$C$17]" style:apply-style-name="Urgent" style:base-cell-address="Arkusz1.D12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3"/>
        <table:table-column table:style-name="co2" table:default-cell-style-name="ce9"/>
        <table:table-column table:style-name="co3" table:default-cell-style-name="ce9"/>
        <table:table-column table:style-name="co3" table:default-cell-style-name="ce16"/>
        <table:table-column table:style-name="co3" table:number-columns-repeated="1018" table:default-cell-style-name="ce9"/>
        <table:table-row table:style-name="ro1">
          <table:table-cell table:style-name="ce1" office:value-type="string">
            <text:p>Feature</text:p>
          </table:table-cell>
          <table:table-cell table:style-name="ce13" office:value-type="string">
            <text:p>Description</text:p>
          </table:table-cell>
          <table:table-cell table:style-name="ce13" office:value-type="string">
            <text:p>Version</text:p>
          </table:table-cell>
          <table:table-cell table:style-name="ce15" office:value-type="string">
            <text:p>References</text:p>
          </table:table-cell>
          <table:table-cell table:style-name="ce13" office:value-type="string">
            <text:p>Importance</text:p>
          </table:table-cell>
          <table:table-cell table:style-name="ce13" office:value-type="string">
            <text:p>Outstanding</text:p>
          </table:table-cell>
          <table:table-cell table:style-name="ce13" table:number-columns-repeated="1016"/>
        </table:table-row>
        <table:table-row table:style-name="ro1">
          <table:table-cell table:style-name="ce2" office:value-type="string">
            <text:p>+Layout</text:p>
          </table:table-cell>
          <table:table-cell table:number-columns-repeated="1021"/>
        </table:table-row>
        <table:table-row table:style-name="ro1">
          <table:table-cell office:value-type="string">
            <text:p>Standard sections</text:p>
          </table:table-cell>
          <table:table-cell office:value-type="string">
            <text:p>Header and body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Custom sections</text:p>
          </table:table-cell>
          <table:table-cell office:value-type="string">
            <text:p>For example footer, filter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Unlimited number of items</text:p>
          </table:table-cell>
          <table:table-cell office:value-type="string">
            <text:p>Each section can have an unlimited number of item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Virtualization</text:p>
          </table:table-cell>
          <table:table-cell office:value-type="string">
            <text:p>Performance does not depend on the number of items in sections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Show / hide section</text:p>
          </table:table-cell>
          <table:table-cell office:value-type="string">
            <text:p>For example it's common to show / hide the header sectio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cell width</text:p>
          </table:table-cell>
          <table:table-cell office:value-type="string">
            <text:p>Any cell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cell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line width</text:p>
          </table:table-cell>
          <table:table-cell office:value-type="string">
            <text:p>Any line that does not have a custom width will have the default width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Individual line width</text:p>
          </table:table-cell>
          <table:table-cell/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Selection</text:p>
          </table:table-cell>
          <table:table-cell table:number-columns-repeated="1021"/>
        </table:table-row>
        <table:table-row table:style-name="ro1">
          <table:table-cell office:value-type="string">
            <text:p>Select axis items</text:p>
          </table:table-cell>
          <table:table-cell office:value-type="string">
            <text:p>Both full rows and full columns can be selected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Select cells</text:p>
          </table:table-cell>
          <table:table-cell office:value-type="string">
            <text:p>Standard selection by mouse and keyboard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Modify selection</text:p>
          </table:table-cell>
          <table:table-cell office:value-type="string">
            <text:p>Works for both full axis items and cells. It is done by standard CTRL selection gesture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Header cells highlight</text:p>
          </table:table-cell>
          <table:table-cell office:value-type="string">
            <text:p>Header cells can be automatically highlighted for the selected cells.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Enable selection</text:p>
          </table:table-cell>
          <table:table-cell table:style-name="Default"/>
          <table:table-cell table:style-name="Default" office:value-type="string">
            <text:p>0.1</text:p>
          </table:table-cell>
          <table:table-cell table:style-name="ce17"/>
          <table:table-cell table:number-columns-repeated="1018"/>
        </table:table-row>
        <table:table-row table:style-name="ro1">
          <table:table-cell table:style-name="ce2" office:value-type="string">
            <text:p>+Resize</text:p>
          </table:table-cell>
          <table:table-cell table:number-columns-repeated="1021"/>
        </table:table-row>
        <table:table-row table:style-name="ro1">
          <table:table-cell office:value-type="string">
            <text:p>Resize rows and columns</text:p>
          </table:table-cell>
          <table:table-cell office:value-type="string">
            <text:p>Not only columns can be resiz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resize</text:p>
          </table:table-cell>
          <table:table-cell office:value-type="string">
            <text:p>Resizes all selected items to the same width as the one being resiz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resize</text:p>
          </table:table-cell>
          <table:table-cell office:value-type="string">
            <text:p>See the item repainted with the new width while dragging, as opposed to repaint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Resize in all sections</text:p>
          </table:table-cell>
          <table:table-cell office:value-type="string">
            <text:p>Not only body items can be resized, but the headers ones as well. For example the row header width can be changed by the user dragging it's right edge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Default resize ability</text:p>
          </table:table-cell>
          <table:table-cell office:value-type="string">
            <text:p>All items in a section can have the resiz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resize ability</text:p>
          </table:table-cell>
          <table:table-cell office:value-type="string">
            <text:p>Individual items can have the resiz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Custom resize offset</text:p>
          </table:table-cell>
          <table:table-cell office:value-type="string">
            <text:p>Define how far from the line is the resize area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Auto-resize</text:p>
          </table:table-cell>
          <table:table-cell office:value-type="string">
            <text:p>Column width and row height can be automatically calculated by double clicking in the resize area</text:p>
          </table:table-cell>
          <table:table-cell office:value-type="string">
            <text:p>0.2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Move</text:p>
          </table:table-cell>
          <table:table-cell table:number-columns-repeated="1021"/>
        </table:table-row>
        <table:table-row table:style-name="ro1">
          <table:table-cell office:value-type="string">
            <text:p>Move rows and columns</text:p>
          </table:table-cell>
          <table:table-cell office:value-type="string">
            <text:p>Not only columns can be moved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ultiple move</text:p>
          </table:table-cell>
          <table:table-cell office:value-type="string">
            <text:p>Moves all selected items to the same width as the one being moved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nstant move</text:p>
          </table:table-cell>
          <table:table-cell office:value-type="string">
            <text:p>See the items reordered while dragging, as opposed to repaint only after drag finish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Move in selection order</text:p>
          </table:table-cell>
          <table:table-cell office:value-type="string">
            <text:p>If multiple items are moved then they become ordered according to the sequence they were selected.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Move in all sections</text:p>
          </table:table-cell>
          <table:table-cell office:value-type="string">
            <text:p>Not only body items can be moved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move ability</text:p>
          </table:table-cell>
          <table:table-cell office:value-type="string">
            <text:p>All items in a section can have the mov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mov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Hide</text:p>
          </table:table-cell>
          <table:table-cell table:number-columns-repeated="1021"/>
        </table:table-row>
        <table:table-row table:style-name="ro1">
          <table:table-cell office:value-type="string">
            <text:p>Hide rows and columns</text:p>
          </table:table-cell>
          <table:table-cell office:value-type="string">
            <text:p>Not only columns can be hidden but rows as well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Multiple hide</text:p>
          </table:table-cell>
          <table:table-cell office:value-type="string">
            <text:p>Hides all selected items to the same width as the one being hidden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Hide in all sections</text:p>
          </table:table-cell>
          <table:table-cell office:value-type="string">
            <text:p>Not only body items can be hidden, but in other sections as well. 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Default hide ability</text:p>
          </table:table-cell>
          <table:table-cell office:value-type="string">
            <text:p>All items in a section can have the hide ability enabled or disabled by default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Item move ability</text:p>
          </table:table-cell>
          <table:table-cell office:value-type="string">
            <text:p>Individual items can have the hide ability enabled or disabled</text:p>
          </table:table-cell>
          <table:table-cell office:value-type="string">
            <text:p>0.1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+Group</text:p>
          </table:table-cell>
          <table:table-cell table:number-columns-repeated="1021"/>
        </table:table-row>
        <table:table-row table:style-name="ro1">
          <table:table-cell office:value-type="string">
            <text:p>Cell merging</text:p>
          </table:table-cell>
          <table:table-cell office:value-type="string">
            <text:p>Individual cell merging</text:p>
          </table:table-cell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>
            <text:p>Item hierarchy as groups</text:p>
          </table:table-cell>
          <table:table-cell office:value-type="string">
            <text:p>The hierarchy is illustrated by the item in higher level being merged to the extent of its children</text:p>
          </table:table-cell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>
            <text:p>Item hierarchy as tree</text:p>
          </table:table-cell>
          <table:table-cell office:value-type="string">
            <text:p>A given row or column may display a tree like connections describing the hierarchy </text:p>
          </table:table-cell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office:value-type="string">
            <text:p>Collapse hierarchy items</text:p>
          </table:table-cell>
          <table:table-cell/>
          <table:table-cell table:style-name="ce14" office:value-type="string">
            <text:p>0.7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2" office:value-type="string">
            <text:p>+Scroll</text:p>
          </table:table-cell>
          <table:table-cell table:number-columns-repeated="1021"/>
        </table:table-row>
        <table:table-row table:style-name="ro1">
          <table:table-cell office:value-type="string">
            <text:p>Item scrolling</text:p>
          </table:table-cell>
          <table:table-cell office:value-type="string">
            <text:p>Scroll position is always snapped to the beginning of a first visible item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Pixel scrolling</text:p>
          </table:table-cell>
          <table:table-cell office:value-type="string">
            <text:p>Smooth scrolling by pixels</text:p>
          </table:table-cell>
          <table:table-cell office:value-type="string">
            <text:p>0.5</text:p>
          </table:table-cell>
          <table:table-cell/>
          <table:table-cell office:value-type="string">
            <text:p>middle</text:p>
          </table:table-cell>
          <table:table-cell table:number-columns-repeated="1017"/>
        </table:table-row>
        <table:table-row table:style-name="ro1">
          <table:table-cell office:value-type="string">
            <text:p>Scroll to given item</text:p>
          </table:table-cell>
          <table:table-cell table:number-columns-repeated="1021"/>
        </table:table-row>
        <table:table-row table:style-name="ro1">
          <table:table-cell office:value-type="string">
            <text:p>Auto-scroll with acceleration</text:p>
          </table:table-cell>
          <table:table-cell office:value-type="string">
            <text:p>The content will scroll automatically while a dragging operation reaches the edge of the scrollable area. It is during select, resize and move operations.</text:p>
          </table:table-cell>
          <table:table-cell office:value-type="string">
            <text:p>0.1</text:p>
          </table:table-cell>
          <table:table-cell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offset</text:p>
          </table:table-cell>
          <table:table-cell office:value-type="string">
            <text:p>Define how far from the edge of scrollable area is the auto-scrolling will start</text:p>
          </table:table-cell>
          <table:table-cell office:value-type="string">
            <text:p>0.1</text:p>
          </table:table-cell>
          <table:table-cell/>
          <table:table-cell office:value-type="string">
            <text:p>low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office:value-type="string">
            <text:p>Custom auto-scroll acceleration</text:p>
          </table:table-cell>
          <table:table-cell office:value-type="string">
            <text:p>Define how fast the the auto-scroll will accelerate</text:p>
          </table:table-cell>
          <table:table-cell table:style-name="ce14" office:value-type="string">
            <text:p>1.+</text:p>
          </table:table-cell>
          <table:table-cell table:style-name="ce18"/>
          <table:table-cell office:value-type="string">
            <text:p>low</text:p>
          </table:table-cell>
          <table:table-cell table:number-columns-repeated="1017"/>
        </table:table-row>
        <table:table-row table:style-name="ro1">
          <table:table-cell office:value-type="string">
            <text:p>Freeze head</text:p>
          </table:table-cell>
          <table:table-cell office:value-type="string">
            <text:p>Prevent the first items from scrolling, making them always visible</text:p>
          </table:table-cell>
          <table:table-cell table:style-name="ce14" office:value-type="string">
            <text:p>0.1</text:p>
          </table:table-cell>
          <table:table-cell table:style-name="ce18"/>
          <table:table-cell office:value-type="string">
            <text:p>high</text:p>
          </table:table-cell>
          <table:table-cell table:number-columns-repeated="1017"/>
        </table:table-row>
        <table:table-row table:style-name="ro1">
          <table:table-cell office:value-type="string">
            <text:p>Freeze tail</text:p>
          </table:table-cell>
          <table:table-cell office:value-type="string">
            <text:p>Prevent the last items from scrolling, making them always visible</text:p>
          </table:table-cell>
          <table:table-cell table:style-name="ce14" office:value-type="string">
            <text:p>0.1</text:p>
          </table:table-cell>
          <table:table-cell table:style-name="ce18"/>
          <table:table-cell office:value-type="string">
            <text:p>high</text:p>
          </table:table-cell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+Paint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Background, foreground colors</text:p>
          </table:table-cell>
          <table:table-cell/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Line color, width, style</text:p>
          </table:table-cell>
          <table:table-cell/>
          <table:table-cell office:value-type="string">
            <text:p>0.2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ext font, color, align, padding</text:p>
          </table:table-cell>
          <table:table-cell office:value-type="string">
            <text:p>Custom text aligning horizontally and vertically</text:p>
          </table:table-cell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1">
          <table:table-cell office:value-type="string">
            <text:p>Automatic numbering in headers</text:p>
          </table:table-cell>
          <table:table-cell/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Image size, align, padding</text:p>
          </table:table-cell>
          <table:table-cell/>
          <table:table-cell table:style-name="ce14" office:value-type="string">
            <text:p>0.1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Multiline text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Tilted text</text:p>
          </table:table-cell>
          <table:table-cell office:value-type="string">
            <text:p>Vertical or rotated </text:p>
          </table:table-cell>
          <table:table-cell office:value-type="string">
            <text:p>0.9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ustom painter</text:p>
          </table:table-cell>
          <table:table-cell/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8" office:value-type="string">
            <text:p>Painters composition</text:p>
          </table:table-cell>
          <table:table-cell office:value-type="string">
            <text:p>List of matrix and zone painters is fully editable (add, replace, remove)</text:p>
          </table:table-cell>
          <table:table-cell table:style-name="Default" office:value-type="string">
            <text:p>0.1</text:p>
          </table:table-cell>
          <table:table-cell table:number-columns-repeated="2"/>
          <table:table-cell office:value-type="string">
            <text:p>outstanding</text:p>
          </table:table-cell>
          <table:table-cell table:number-columns-repeated="1016"/>
        </table:table-row>
        <table:table-row table:style-name="ro1">
          <table:table-cell table:style-name="ce7" office:value-type="string">
            <text:p>Background painter</text:p>
          </table:table-cell>
          <table:table-cell office:value-type="string">
            <text:p>Custom background painter for the whole matrix, not only the cell. Can be used for current row highlighting</text:p>
          </table:table-cell>
          <table:table-cell table:style-name="Default" office:value-type="string">
            <text:p>0.1</text:p>
          </table:table-cell>
          <table:table-cell office:value-type="string">
            <text:p>Snippet_0010, Snippet_0015</text:p>
          </table:table-cell>
          <table:table-cell table:number-columns-repeated="1018"/>
        </table:table-row>
        <table:table-row table:style-name="ro1">
          <table:table-cell table:style-name="ce7" office:value-type="string">
            <text:p>Navigation cell painter</text:p>
          </table:table-cell>
          <table:table-cell/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Cell style</text:p>
          </table:table-cell>
          <table:table-cell office:value-type="string">
            <text:p>Set of attributes that can be named and applied to a number of cells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7" office:value-type="string">
            <text:p>Zoom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7" office:value-type="string">
            <text:p>Shorten text at the end</text:p>
          </table:table-cell>
          <table:table-cell office:value-type="string">
            <text:p>Three dots at the end of text instead in the middle if the text is to long to fit in a cell.</text:p>
          </table:table-cell>
          <table:table-cell table:style-name="Default" office:value-type="string">
            <text:p>0.2</text:p>
          </table:table-cell>
          <table:table-cell table:number-columns-repeated="1019"/>
        </table:table-row>
        <table:table-row table:style-name="ro2">
          <table:table-cell table:style-name="ce10" office:value-type="string">
            <text:p>+Zones</text:p>
          </table:table-cell>
          <table:table-cell table:style-name="Default" table:number-columns-repeated="1021"/>
        </table:table-row>
        <table:table-row table:style-name="ro2">
          <table:table-cell table:style-name="ce11" office:value-type="string">
            <text:p>Zone as crossing of sections</text:p>
          </table:table-cell>
          <table:table-cell table:style-name="Default" office:value-type="string">
            <text:p>Body zone = row axis body section and column axis body section, Column header zone = row axis header section and column axis body section</text:p>
          </table:table-cell>
          <table:table-cell table:style-name="Default" office:value-type="string">
            <text:p>0.1</text:p>
          </table:table-cell>
          <table:table-cell table:style-name="Default" table:number-columns-repeated="2"/>
          <table:table-cell office:value-type="string">
            <text:p>outstanding</text:p>
          </table:table-cell>
          <table:table-cell table:style-name="Default" table:number-columns-repeated="1016"/>
        </table:table-row>
        <table:table-row table:style-name="ro1">
          <table:table-cell table:style-name="ce12" office:value-type="string">
            <text:p>Separate painters</text:p>
          </table:table-cell>
          <table:table-cell office:value-type="string">
            <text:p>Each zone can have separate painters</text:p>
          </table:table-cell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7" office:value-type="string">
            <text:p>Separate event handlers</text:p>
          </table:table-cell>
          <table:table-cell office:value-type="string">
            <text:p>Each zone can have separate event handlers</text:p>
          </table:table-cell>
          <table:table-cell table:style-name="Default"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+Gestures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Custom gesture binding</text:p>
          </table:table-cell>
          <table:table-cell table:style-name="ce7" office:value-type="string">
            <text:p>Custom gesture binding for most of the user actions</text:p>
          </table:table-cell>
          <table:table-cell office:value-type="string">
            <text:p>0.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+Edit</text:p>
          </table:table-cell>
          <table:table-cell table:number-columns-repeated="1021"/>
        </table:table-row>
        <table:table-row table:style-name="ro1">
          <table:table-cell office:value-type="string">
            <text:p>Text, combo</text:p>
          </table:table-cell>
          <table:table-cell office:value-type="string">
            <text:p>Allow changing the value of a cell.</text:p>
          </table:table-cell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Native looking check box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Custom editor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2">
          <table:table-cell table:style-name="ce9" office:value-type="string">
            <text:p>Cut/copy/paste</text:p>
          </table:table-cell>
          <table:table-cell/>
          <table:table-cell office:value-type="string">
            <text:p>0.3</text:p>
          </table:table-cell>
          <table:table-cell table:number-columns-repeated="1019"/>
        </table:table-row>
        <table:table-row table:style-name="ro1">
          <table:table-cell office:value-type="string">
            <text:p>+Other</text:p>
          </table:table-cell>
          <table:table-cell table:number-columns-repeated="1021"/>
        </table:table-row>
        <table:table-row table:style-name="ro1">
          <table:table-cell office:value-type="string">
            <text:p>Tooltips</text:p>
          </table:table-cell>
          <table:table-cell/>
          <table:table-cell office:value-type="string">
            <text:p>0.8</text:p>
          </table:table-cell>
          <table:table-cell table:number-columns-repeated="1019"/>
        </table:table-row>
        <table:table-row table:style-name="ro2" table:number-rows-repeated="65453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style:style style:name="Default" style:family="table-cell">
      <style:text-properties fo:language="en" fo:country="US"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rgent" style:family="table-cell" style:parent-style-name="Default">
      <style:table-cell-properties fo:background-color="#ffff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9">29.03.2011</text:date>, <text:time>13:46:0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date>2011-03-29T13:46:02.82</dc:date>
    <dc:creator>Jacek Kołodziejczyk</dc:creator>
    <meta:editing-duration>PT35H34M59S</meta:editing-duration>
    <meta:editing-cycles>23</meta:editing-cycles>
    <meta:document-statistic meta:table-count="1" meta:cell-count="255" meta:object-count="0"/>
  </office:meta>
</office:document-meta>
</file>